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f44a" officeooo:paragraph-rsid="0010f44a"/>
    </style:style>
    <style:style style:name="P2" style:family="paragraph" style:parent-style-name="Standard">
      <style:text-properties officeooo:rsid="001168d9" officeooo:paragraph-rsid="001168d9"/>
    </style:style>
    <style:style style:name="P3" style:family="paragraph" style:parent-style-name="Standard">
      <style:text-properties officeooo:rsid="001168d9" officeooo:paragraph-rsid="00145679"/>
    </style:style>
    <style:style style:name="P4" style:family="paragraph" style:parent-style-name="Standard">
      <style:text-properties officeooo:rsid="00122d0b" officeooo:paragraph-rsid="00122d0b"/>
    </style:style>
    <style:style style:name="T1" style:family="text">
      <style:text-properties officeooo:rsid="001168d9"/>
    </style:style>
    <style:style style:name="T2" style:family="text">
      <style:text-properties officeooo:rsid="0015ee58"/>
    </style:style>
    <style:style style:name="T3" style:family="text">
      <style:text-properties officeooo:rsid="0016a6f5"/>
    </style:style>
    <style:style style:name="T4" style:family="text">
      <style:text-properties officeooo:rsid="00180797"/>
    </style:style>
    <style:style style:name="T5" style:family="text">
      <style:text-properties officeooo:rsid="0018a5ef"/>
    </style:style>
    <style:style style:name="T6" style:family="text">
      <style:text-properties officeooo:rsid="00191f14"/>
    </style:style>
    <style:style style:name="T7" style:family="text">
      <style:text-properties officeooo:rsid="0019285b"/>
    </style:style>
    <style:style style:name="T8" style:family="text">
      <style:text-properties officeooo:rsid="001ab604"/>
    </style:style>
    <style:style style:name="T9" style:family="text">
      <style:text-properties officeooo:rsid="001c4ff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wörter</text:p>
      <text:p text:style-name="P1">Von „Einmal ist keinmal“</text:p>
      <text:p text:style-name="P1"/>
      <text:p text:style-name="P1"><text:span text:style-name="T1">3</text:span>)</text:p>
      <text:p text:style-name="Standard">Qual Mut boxen Pelz vom näher Börse über Kies Weiher saure Beute ehemals Tag Säle Boot Höhle ruhen wir fühlen Seife Haut läuten erfreulich fröhlich</text:p>
      <text:p text:style-name="Standard"/>
      <text:p text:style-name="P3">9)</text:p>
      <text:p text:style-name="P3">Efeu sauer Julius Neapel Schnee befreien vielerlei Erika Rio Poesie Aeolus Motto Padua Eigelb traurig Genua Eule verbessern Laterne Odem zusammen genehm sie im Mai unterdessen Gegner hebräisch mit seinesgleichen</text:p>
      <text:p text:style-name="P2"/>
      <text:p text:style-name="P2">15)</text:p>
      <text:p text:style-name="P2">Waschen keuchen Aula Hauch geizig jetzt irdisch vielleicht Zecher zuletzt <text:span text:style-name="T2">C</text:span>hile welches höhnisch ein bisschen auch jauchzend <text:span text:style-name="T2">A</text:span>ugen <text:span text:style-name="T2">O</text:span>nkel allein <text:span text:style-name="T2">S</text:span>chnitzer Erich infolge Uzwil sicher innig Eichel Austern zischen eignen St. Moritz ich Auerhahn ausserhalb nichts Zizers irgendwie Zugabe ausserhalb</text:p>
      <text:p text:style-name="P2"/>
      <text:p text:style-name="P2">21)</text:p>
      <text:p text:style-name="P2">Säcke öffnen Messer können Lippen Zwerg korrigieren Schnitt schwimmen Roggwil <text:span text:style-name="T3">P</text:span>addel Zoll Schwätzer mürrisch Ebbe Dummheit schwierig <text:span text:style-name="T3">F</text:span>insternis dankbar Widder zusammen der jüngste Spass wenn skizziert Linsen okkult geheim Pfarrer Gewinn Anker gesund Trümpfe winseln Schmarotzer korrekt</text:p>
      <text:p text:style-name="P2"/>
      <text:p text:style-name="P2">27)</text:p>
      <text:p text:style-name="P2"><text:span text:style-name="T4">l</text:span>eise organisch lästig Tribüne Gläser drohend also Karl Slowaken Schreiben Erklärung Kruste Wandlung Gespräch verschliessen beruhigen gelingt Eroberung selbständig erlöschen verriegeln unerreichbar Berlin solche geräumig Fremdling Pfropfen pflügen Erle erlaubt Vorrecht Mischling hingerissen</text:p>
      <text:p text:style-name="P2"/>
      <text:p text:style-name="P2">33)</text:p>
      <text:p text:style-name="P2">Gärtner amtlich haftbar Ortschaft kraftlos sportlich Zentner gesamthaft unachtsam Peitsche Funktion Wörtlein Bekanntschaft Aktionäre Häftling Bekenntnis freiheitlich Städte geheftet am weitesten Viertel beizeiten Quantität <text:span text:style-name="T5">K</text:span>entaur Textilien Karton Pantomime montieren Kartell Filter geweihtes berücksichtigen zweitens Verantwortung weiterhin Charakter geschicktes recht<text:span text:style-name="T8">|</text:span>zeitig Leitung Porto Partie Traktanden aktuell Agentur berichtet</text:p>
      <text:p text:style-name="P2"/>
      <text:p text:style-name="P2">39)</text:p>
      <text:p text:style-name="P2">Beliebt gerecht erlauscht vergriffen untätig urplötzlich entrüstet zergliedern antworte antiklerikal rückständig kontrollieren indiskret intervenieren beunruhigt vorgehabt <text:span text:style-name="T6">U</text:span>nion Misserfolg zuversichtlich unerwidert Zerstreutheit spionieren enteignet Initiative Rückerstattung unbeeindruckt interimistisch Antikörper </text:p>
      <text:p text:style-name="P2"/>
      <text:p text:style-name="P2">45)</text:p>
      <text:p text:style-name="P2">Bescheidenheit vergesslich Kameradschaft tug<text:span text:style-name="T7">e</text:span>ndhaft Einigkeit verbreitet Wachstum Nervosität unübersichtlich Freiheit Übelkeit allemal Fröhlichkeit Varietät Verschiedenheit niemand widerlich Scheusal Legalität Gesetzlichkeit ausziehbar wahrhaftig Bekanntschaft eigentümlich Seelein Heiterkeit Publizität wehrlos</text:p>
      <text:p text:style-name="P2"/>
      <text:p text:style-name="P2">51)</text:p>
      <text:p text:style-name="P2">Wanderlust fortrollen Ankertau auslesen Zuckerrohr dadurch Kniehosen Federhalter Rechenschieber Leitmotiv hinterher Spitzmaschine Wörterbuch demnach Poebene Kaffestube <text:soft-page-break/>Feuerversicherung Hauptsache Industrieverein Dachrinne Haifisch ohnehin dennoch Nichtigkeitsbeschwerde Wettrennen erfolgreich treulos überdies Sonntagsblatt</text:p>
      <text:p text:style-name="P2"/>
      <text:p text:style-name="P2">57)</text:p>
      <text:p text:style-name="P4">Training Klischee Chauffeur Detaillist Façon Reservoir Konfiserie Revue Computer overdrive ignorieren engagieren Nuance Courtage knock-out City Manager Cembalo mezzoforte Bouillon Beethoven New York Cäsar Beeler Max Reuthemann Yvonne Kurtz geahnt beehren unbeirrt fidel Kurt Gsell liest</text:p>
      <text:p text:style-name="P4"/>
      <text:p text:style-name="P4">62)</text:p>
      <text:p text:style-name="P4">Kritiker Paradies Manifest Klinik Eremit Pelikan Mathematik Rakete Purpur Manöver Schokolade Motor populär Holunder Makulatur Lexikon Komiker Pilatus Profil Moralist Kandidatur Episode Nikotin modernisieren Politiker kursiv Krokodil Musik Katalsysator Notierung Pilot wehleidig Geschehnis hinterher Fliehkraft allmählich Bemühungen verzeiht ihm.</text:p>
      <text:p text:style-name="P4"/>
      <text:p text:style-name="P4">66)</text:p>
      <text:p text:style-name="P4">Der Frieden zwischen den Sprachgemeinschaften in der Schweiz ist keine Selbstverständlichkeit. Nach wie vor ist der Balnceakt zwischen Schutz Förderung und Gleichberechtigung verschiedener Sprachen heikel. Die Sprachenfreiheit gewährleistet die Kommunikation zwischen den Menschen, welche die gleiche Sprache sprechen oder zumindest verstehen. Lange Zeit war die Sprachenfreiheit ein vom Bundesgericht anerkanntes ungeschriebenes Grundrecht. Selbst nicht mehr gesprochene Sprachen, Dialekte oder gar Geheimsprachen unterliegen dem Schutz des Grundrechtes. Geschütz ist jedes mögliche Kommunikationsmittel, mit dem man sich gegenüber anderen verständigen kann. Sow wird beispielsweise auch die Gehörlosensprache vom Schutzbereich der Sprachenfreiheit erfasst.</text:p>
      <text:p text:style-name="P4"/>
      <text:p text:style-name="P4">68)</text:p>
      <text:p text:style-name="P4">Risiko Fluor Eugen Türkei Algerien andauernd Ideologe Ignatius Loyola General Koalition Eiweiss Odem Zuoz erfreulich aktuell Tee wo Kybernetik Druckerei europäisch Athen Olympiade zweifach atemlos Boa je nachdem Studio Sämann Eilein Homöopath Pietät Zoo dreiseitig Ebene Herisau Ruine Theater homogen euer Haifisch</text:p>
      <text:p text:style-name="P4"/>
      <text:p text:style-name="P4">73)</text:p>
      <text:p text:style-name="P4">Die Studierenden strömen in den Hörsaal. Sie setzen sich zielstrebig an den Platz, an dem sie schon am Vortag gesessen haben. Das verlieht wennigstens eienen Funken Scihcerhiet. Das einzige, was die Neulinge verbindet ist das gefühl, keinen Durchblick zu haben, gleichzeitig sich dies aber nicht anmerken zu lassen . Wenn die Dozierenden dann über Hunderte von Köpfen hinweg die Fülle des Wissenstoffes ausbreiten, schaut man interessiert verstehend, tauscht aber schon bald erste fragende Blicke untereinander aus. Man sitzt im selbern Boot und wagt das nächste mal , flüchtig bekannte Gesichter zu grüssen. Mit der Zeit kommt es zur Grüppchenbildung, man tastet sich aneinander heran. Gemeinsam geht die Suche nach Bibliothek, Hörsälen, Seminaren , sowie die Auseinandersetzung mit dem Lernstoff besser. Und amn merkt, dass den anderen auch nicht unbedingt alles so leicht fällt. Das ist ein beruhigendes Gefühl, denn im ersten Jahr an der UNiversität muss man erst mal den Cmapus-Boden unter den Füssen spären, bevor man sich auf dem Parkett der Wissenschaften zuröechtfinden udn sich dem Leistungsdruck stellen kann.</text:p>
      <text:p text:style-name="P4"/>
      <text:p text:style-name="P4">76)</text:p>
      <text:p text:style-name="P4">Schön Kürzung rechenn typisch Erz deutsche Au, dennoch Vorsitz tuscheln Chemiker demzufolge automatisch Bericht Pritsche Morcheln Uzwil pauschal vielleicht REizker Büchse Izmir, Estrich ein frisches Ei erlöschen Eichendorff schlmisch zurecht eEschenz jauchzend Scherz Züchter Schnorchel Scheich herzlich</text:p>
      <text:p text:style-name="P4"/>
      <text:p text:style-name="P4"><text:soft-page-break/>80)</text:p>
      <text:p text:style-name="P4">Es gibt Erfindunge, die wurden nicht als Erfindungen gross, sondern als Mitbringsel. Ein solches im wahrsten Sinne des Wortees sind die Luxemburgerli. Sie sind aus Luxemburg nach Zürich getragen worden, damals nur als Rezept im Kopf eines jungen Konditores, der bei der Confiserie Sprüngli am Paradeplatz ein Praktikum absolvierte. Heute werden 700 Kilogramm Luxemburgerli pro Tag produziert und hährlich millionenfach als Mitbringsel von Zürich aus über das ganze Land, ja sogar weltweit verbreitet. Die Patisserie-Pezialität ist zu einem Markenartikel geworden. Es handelt sich um Eischnee-Deckelchen, die mit Buttercrème in verschiedenen Aromen und Farbausprägungn gefüllt sind.</text:p>
      <text:p text:style-name="P4"/>
      <text:p text:style-name="P4">83)</text:p>
      <text:p text:style-name="P4">Tunnel Sippe Narr Zottel Kessel Akkord verwandt Tarasp Kaffee Ebbe skizziert Pflaume verschiwegen Hurrikan Roggen kämpfend geschminkt spinnerei Künstler Öffnung Pudding verstehst Spätter funkelnd Verzwieflung Pfarrer mindestens wässerig mürrisch Schwamm <text:s/>Pddigrohr Winkelmass Bunsenbrenner Löffelbagger Picknick Lammfell dereins Zinssatz</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muege </meta:initial-creator>
    <meta:creation-date>2018-08-16T11:46:50.813540880</meta:creation-date>
    <dc:date>2018-08-16T14:39:57.121016979</dc:date>
    <dc:creator>smuege </dc:creator>
    <meta:editing-duration>PT2H51M17S</meta:editing-duration>
    <meta:editing-cycles>10</meta:editing-cycles>
    <meta:generator>LibreOffice/4.2.8.2$Linux_X86_64 LibreOffice_project/420m0$Build-2</meta:generator>
    <meta:document-statistic meta:table-count="0" meta:image-count="0" meta:object-count="0" meta:page-count="3" meta:paragraph-count="36" meta:word-count="865" meta:character-count="6839" meta:non-whitespace-character-count="6008"/>
  </office:meta>
</office:document-meta>
</file>